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5"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46" style:family="paragraph" style:parent-style-name="Standard">
      <style:text-properties style:font-name="PT Mono" officeooo:paragraph-rsid="0013202e"/>
    </style:style>
    <style:style style:name="P47" style:family="paragraph" style:parent-style-name="Standard">
      <style:paragraph-properties fo:break-before="page"/>
      <style:text-properties style:font-name="PT Mono" officeooo:paragraph-rsid="0013202e"/>
    </style:style>
    <style:style style:name="P48" style:family="paragraph" style:parent-style-name="Footnote">
      <style:text-properties fo:font-size="8pt" officeooo:rsid="0324c139" officeooo:paragraph-rsid="0324c139" style:font-size-asian="8pt" style:font-size-complex="8pt"/>
    </style:style>
    <style:style style:name="P49" style:family="paragraph" style:parent-style-name="Footnote">
      <style:text-properties fo:font-size="8pt" officeooo:rsid="0346a184" officeooo:paragraph-rsid="0346a184" style:font-size-asian="7pt" style:font-size-complex="8pt"/>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officeooo:rsid="0321229e"/>
    </style:style>
    <style:style style:name="T21" style:family="text">
      <style:text-properties officeooo:rsid="0322ce2c"/>
    </style:style>
    <style:style style:name="T22" style:family="text">
      <style:text-properties officeooo:rsid="0327669f"/>
    </style:style>
    <style:style style:name="T23" style:family="text">
      <style:text-properties officeooo:rsid="0327a975"/>
    </style:style>
    <style:style style:name="T24" style:family="text">
      <style:text-properties officeooo:rsid="03295add"/>
    </style:style>
    <style:style style:name="T25" style:family="text">
      <style:text-properties officeooo:rsid="032a7a34"/>
    </style:style>
    <style:style style:name="T26" style:family="text">
      <style:text-properties officeooo:rsid="032befbd"/>
    </style:style>
    <style:style style:name="T27" style:family="text">
      <style:text-properties officeooo:rsid="032d1296"/>
    </style:style>
    <style:style style:name="T28" style:family="text">
      <style:text-properties officeooo:rsid="032dd5d0"/>
    </style:style>
    <style:style style:name="T29" style:family="text">
      <style:text-properties officeooo:rsid="032e2a5c"/>
    </style:style>
    <style:style style:name="T30" style:family="text">
      <style:text-properties officeooo:rsid="032e2e84"/>
    </style:style>
    <style:style style:name="T31" style:family="text">
      <style:text-properties officeooo:rsid="032f12ea"/>
    </style:style>
    <style:style style:name="T32" style:family="text">
      <style:text-properties officeooo:rsid="033002c0"/>
    </style:style>
    <style:style style:name="T33" style:family="text">
      <style:text-properties officeooo:rsid="0331e8af"/>
    </style:style>
    <style:style style:name="T34" style:family="text">
      <style:text-properties officeooo:rsid="0332e46a"/>
    </style:style>
    <style:style style:name="T35" style:family="text">
      <style:text-properties officeooo:rsid="033445b5"/>
    </style:style>
    <style:style style:name="T36" style:family="text">
      <style:text-properties officeooo:rsid="033560da"/>
    </style:style>
    <style:style style:name="T37" style:family="text">
      <style:text-properties officeooo:rsid="033589ce"/>
    </style:style>
    <style:style style:name="T38" style:family="text">
      <style:text-properties officeooo:rsid="0338f6ab"/>
    </style:style>
    <style:style style:name="T39" style:family="text">
      <style:text-properties officeooo:rsid="033a610d"/>
    </style:style>
    <style:style style:name="T40" style:family="text">
      <style:text-properties officeooo:rsid="033b70f2"/>
    </style:style>
    <style:style style:name="T41" style:family="text">
      <style:text-properties officeooo:rsid="033e87f9"/>
    </style:style>
    <style:style style:name="T42" style:family="text">
      <style:text-properties officeooo:rsid="03405ff0"/>
    </style:style>
    <style:style style:name="T43" style:family="text">
      <style:text-properties officeooo:rsid="0341bbeb"/>
    </style:style>
    <style:style style:name="T44" style:family="text">
      <style:text-properties officeooo:rsid="034319d9"/>
    </style:style>
    <style:style style:name="T45" style:family="text">
      <style:text-properties officeooo:rsid="0346a184"/>
    </style:style>
    <style:style style:name="T46" style:family="text">
      <style:text-properties fo:font-style="normal" style:font-style-asian="normal" style:font-style-complex="normal"/>
    </style:style>
    <style:style style:name="T47" style:family="text">
      <style:text-properties fo:font-style="normal" officeooo:rsid="03478123" style:font-style-asian="normal" style:font-style-complex="normal"/>
    </style:style>
    <style:style style:name="T48" style:family="text">
      <style:text-properties fo:font-style="normal" officeooo:rsid="0348f4de" style:font-style-asian="normal" style:font-style-complex="normal"/>
    </style:style>
    <style:style style:name="T49" style:family="text">
      <style:text-properties fo:font-style="normal" officeooo:rsid="03497f67" style:font-style-asian="normal" style:font-style-complex="normal"/>
    </style:style>
    <style:style style:name="T50" style:family="text">
      <style:text-properties officeooo:rsid="03478123"/>
    </style:style>
    <style:style style:name="T51" style:family="text">
      <style:text-properties officeooo:rsid="0348f4de"/>
    </style:style>
    <style:style style:name="T52" style:family="text">
      <style:text-properties officeooo:rsid="03497f67"/>
    </style:style>
    <style:style style:name="T53" style:family="text">
      <style:text-properties officeooo:rsid="034b56e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46"><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X.XVII</text:p>
      <text:p text:style-name="P45"><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45"><text:span text:style-name="T3"/></text:p>
      <text:p text:style-name="P4">X.XVIII</text:p>
      <text:p text:style-name="P45"><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45"><text:span text:style-name="T3"/></text:p>
      <text:p text:style-name="P4">X.XIX</text:p>
      <text:p text:style-name="P45"><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45"><text:span text:style-name="T3"/></text:p>
      <text:p text:style-name="P4">X.XX</text:p>
      <text:p text:style-name="P45"><text:span text:style-name="T3"/></text:p>
      <text:p text:style-name="P45"><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5"><text:span text:style-name="T3"/></text:p>
      <text:p text:style-name="P4">X.XXI</text:p>
      <text:p text:style-name="P45"><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45"><text:span text:style-name="T3"/></text:p>
      <text:p text:style-name="P5">. . .</text:p>
      <text:p text:style-name="P45"><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45"><text:span text:style-name="T3"/></text:p>
      <text:p text:style-name="P45"><text:span text:style-name="T3"/></text:p>
      <text:p text:style-name="P45"><text:span text:style-name="T3"/></text:p>
      <text:p text:style-name="P45"><text:span text:style-name="T3"/></text:p>
      <text:p text:style-name="P45"><text:soft-page-break/><text:span text:style-name="T3">X.XXII</text:span></text:p>
      <text:p text:style-name="P45"><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45"><text:span text:style-name="T3"/></text:p>
      <text:p text:style-name="P5">. . .</text:p>
      <text:p text:style-name="P45"><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45"><text:span text:style-name="T3">. . .</text:span><text:span text:style-name="T4">I finished Outbreak, started a Libre Office file for this journal, pasted my recent entries from Google Keep, 7:52.</text:span></text:p>
      <text:p text:style-name="P45"><text:span text:style-name="T4"/></text:p>
      <text:p text:style-name="P6">X.XXIII</text:p>
      <text:p text:style-name="P45"><text:span text:style-name="T4"/></text:p>
      <text:p text:style-name="P45"><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45"><text:span text:style-name="T4"/></text:p>
      <text:p text:style-name="P7">. . .</text:p>
      <text:p text:style-name="P45"><text:span text:style-name="T4"/></text:p>
      <text:p text:style-name="P45"><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45"><text:span text:style-name="T4"/></text:p>
      <text:p text:style-name="P45"><text:span text:style-name="T4"/></text:p>
      <text:p text:style-name="P45"><text:span text:style-name="T4"/></text:p>
      <text:p text:style-name="P45"><text:soft-page-break/><text:span text:style-name="T4">X.XXIV</text:span></text:p>
      <text:p text:style-name="P45"><text:span text:style-name="T4"/></text:p>
      <text:p text:style-name="P45"><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45"><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45"><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45"><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0">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4">ten</text:span>, ate vitamins, and, as Hannah formulated plans to work on her laptop/drink coffee, I decided I would drive home to get out of her way. We kissed passionately <text:span text:style-name="T24">as</text:span> she pushed me out the door. Kathryn hollered “Intruder!” at me and I corrected her, telling her I was an <text:span text:style-name="T19">ex</text:span>truder. I got in the car, drove home, took off my shoes and wrote at the Hog, 10:20.</text:p>
      <text:p text:style-name="P25">. . .<text:span text:style-name="T21">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1">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48"><text:span text:style-name="T23">The trio plays through </text:span>Sofia, Odetta, <text:span text:style-name="T22">Back to the Sun, Wolf House </text:span><text:span text:style-name="T23">and</text:span><text:span text:style-name="T22"> </text:span><text:span text:style-name="T23">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6">found</text:span> Telestrations. After Hannah carefully read the rules, we played three very fun rounds.</text:p>
      <text:p text:style-name="P27"><text:s text:c="3"/>We took a lap around the AtHome building, looking for potable water, ended up practically where we <text:span text:style-name="T26">had</text:span> started, grabbed a couple cases of Sofia, put them in the car, unloaded our wet laundry, drove to my house. Hannah used the restroom while I gathered my things. I started <text:span text:style-name="T26">drying my</text:span> laundry, chatted with Tony &amp; Maria about being quiet, Linux, art, processes, <text:span text:style-name="T26">walking, </text:span>weak bonds.</text:p>
      <text:p text:style-name="P27"><text:s text:c="3"/>I walked to Odd’s, ordered a latte, sat in the shade on the back deck, walked home, put on the latest batch of Ever-Expanding trio jams, wrote until 2:23. . .<text:span text:style-name="T25">I </text:span><text:span text:style-name="T26">listened</text:span><text:span text:style-name="T25"> again, folded and put away my laundry, took my drums to the car, ate my tacos and wrote, 3:27.</text:span></text:p>
      <text:p text:style-name="P27"/>
      <text:p text:style-name="P28">. . .</text:p>
      <text:p text:style-name="P28"/>
      <text:p text:style-name="P29">I packed my bag with boots, <text:span text:style-name="T26">dress</text:span> shirt, <text:span text:style-name="T26">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6">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8">floor</text:span>.</text:p>
      <text:p text:style-name="P29"><text:s text:c="3"/>I loaded drums into Hannah’s house and set them up while she focused on laundry, eating sour worms all the while. I said goodbye, drove to WCK, then home. I ate, sat at the Hog and wrote, 2:38. . .<text:span text:style-name="T27">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8">ed</text:span> why I hadn’t even recognized him on the way to Devin’s house.</text:p>
      <text:p text:style-name="P31"><text:soft-page-break/><text:s text:c="3"/>We drove Melissa home and then talked about how weird <text:span text:style-name="T33">rehearsal</text:span> <text:span text:style-name="T33">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3">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29">I stood around Org in an LBRS group for ages, eventually went and ran a very long and funny run with my old pal Calal. I ported to Moonglade and got on the FP to Org, 2:02. . .</text:span><text:span text:style-name="T30">I laid in bed, realized I might finally have motivation to do some creative writing, did a section about getting my laptop stolen, moving to Hill Hall and meeting Matt Martin, went to UJ, ordered a burger.</text:span></text:p>
      <text:p text:style-name="P32"><text:s text:c="3"/><text:span text:style-name="T30">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1">I wrote about seeing The Porches, laid in bed, got a visit from Hannah, cuddled, let her read what I had written and got the most amazing encouragement. I kissed her goodnight and sat at the computer, 11:31. . .</text:span><text:span text:style-name="T32">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4">I typed up the edits I had marked, reprinted and moved to the bed to write some more, this time with Hannah’s advice: keep it true and don’t make edits. I detailed from after having seen the Porches through playing Brass Taps.</text:span></text:p>
      <text:p text:style-name="P50"><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7">. . .</text:p>
      <text:p text:style-name="P36"/>
      <text:p text:style-name="P38">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8"><text:s text:c="3"/>We both ordered spaghetti, drove back to her house, cuddled on the couch. She wanted to look <text:span text:style-name="T36">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8"/>
      <text:p text:style-name="P38">XI.VI</text:p>
      <text:p text:style-name="P38"/>
      <text:p text:style-name="P38">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8"><text:s text:c="3"/><text:span text:style-name="T35">I looked at my phone for a while, got up, wrote at the computer and received a text from Hannah. The first part was a picture of her Artist’s Way Every Day book that said:</text:span></text:p>
      <text:p text:style-name="P38"><text:s text:c="3"/>“<text:span text:style-name="T35">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8"><text:s text:c="3"/><text:span text:style-name="T35">She followed up saying, “Good morning. Hope you got good rest and are having a good day so far [heart emoji] Glad I got to snuggle you last night!”</text:span></text:p>
      <text:p text:style-name="P38"><text:s text:c="3"/><text:span text:style-name="T35">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37">I went downstairs, made a cup of coffee, came back up ate some grapes in bed, looked at my phone, printed a page from my journal, 11:08.</text:span></text:p>
      <text:p text:style-name="P38"><text:soft-page-break/>. . .<text:span text:style-name="T38">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8"><text:s text:c="3"/><text:span text:style-name="T38">We sat on the porch and talked to Tommy about Trump, then a bit about our lives after he left. I wrote </text:span><text:span text:style-name="T40">some</text:span><text:span text:style-name="T38">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8">. . .<text:span text:style-name="T39">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8"/>
      <text:p text:style-name="P39">. . .</text:p>
      <text:p text:style-name="P38"/>
      <text:p text:style-name="P40">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0"><text:s text:c="3"/>Hannah got tired so I drove us back to her house, where we snuggled on the couch, moved to the bed. I think I caught a wink of sleep but suddenly felt very awake. I went to the living room, looked at my phone for a while and eventually slept.</text:p>
      <text:p text:style-name="P40"/>
      <text:p text:style-name="P40"/>
      <text:p text:style-name="P40"/>
      <text:p text:style-name="P40"><text:soft-page-break/>XI.VII</text:p>
      <text:p text:style-name="P40"/>
      <text:p text:style-name="P40">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0"><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0"><text:s text:c="3"/>I said hi to Tony, who had acquired a new computer, took off my shoes, sat at the Hog and wrote, 2:36.</text:p>
      <text:p text:style-name="P40"/>
      <text:p text:style-name="P41">. . .</text:p>
      <text:p text:style-name="P40"/>
      <text:p text:style-name="P42">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2"><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2"/>
      <text:p text:style-name="P43">XI.VIII</text:p>
      <text:p text:style-name="P43"/>
      <text:p text:style-name="P43">I woke and sorted through a lot of texts. Hannah liked that I had said I love you. Melissa sen<text:span text:style-name="T44">t</text:span> the friend<text:span text:style-name="T44">s</text:span> text a Facebook link to an Instagram reel, the outside bones <text:span text:style-name="T44">video</text:span>. I don’t know if she knows we already quote that <text:span text:style-name="T44">song</text:span> all the time. There were wordy texts from people saying they couldn’t be at the upcoming Saturday night Ether Jam. Also my dad got Wordle in four, so I played (READY in four.)</text:p>
      <text:p text:style-name="P43"><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4">d</text:span>rank my coffee and wrote, going to the mailbox when the mailman came by in hopes of receiving my Musicares check, 10:26. . .<text:span text:style-name="T41">I laid in bed looking at my phone until 12:21.</text:span></text:p>
      <text:p text:style-name="P43">. . .<text:span text:style-name="T42">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4">Hannah</text:span><text:span text:style-name="T42"> some emergency coffee and hop waters, drove to her house.</text:span></text:p>
      <text:p text:style-name="P43"><text:s text:c="3"/><text:span text:style-name="T42">I said hello to the cats, laid on the couch, wrote about my COVID Carrier routine to moving out of Cait’s, packed up my drums, drove to Meyers, wrote at the Hog, 3:59. . .</text:span><text:span text:style-name="T43">I walked up to Odd’s, ordered a latte, sat on the porch, detailed from </text:span><text:soft-page-break/><text:span text:style-name="T43">moving into Eric’s to telling Hannah it seemed like we like each other. I walked by the Brew Pump, said hey to Trey, talked about how neither of us miss the Foundry Hotel and its games, said </text:span><text:span text:style-name="T51">wassup</text:span><text:span text:style-name="T43"> to Lamont, walked home, took off my shoes, sat at the Hog and wrote, 5:27.</text:span></text:p>
      <text:p text:style-name="P43"/>
      <text:p text:style-name="P44">XI.IX</text:p>
      <text:p text:style-name="P44"/>
      <text:p text:style-name="P44">I woke before my 7:15 alarm, played Wordle (SWELL in five,) made a cup of Nespresso but forgot to put in a fresh pod, took drums out of my car, ate grapes, got dressed, packed an overnight bag and wrote, 7:39.</text:p>
      <text:p text:style-name="P44"/>
      <text:p text:style-name="P52">. . .</text:p>
      <text:p text:style-name="P44"/>
      <text:p text:style-name="P44">I drove to Hannah’s, helped her pack the car. We drove down the mountain, stopping for air and <text:span text:style-name="T51">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4"><text:s text:c="3"/>I hurried to the car so I could get out of my shoes and into a different hoodie, went back to the stage, helped Hannah carry her things to the car, then walked with Melissa into the festival a bit. <text:span text:style-name="T51">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4"><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51">Feescake Chacktory</text:span> was way too busy, so we went to the food court, ate some salty Asian <text:span text:style-name="T51">cuisine</text:span>, got chair massages, drove to Walgreens looking for epso<text:span text:style-name="T51">m</text:span> salts and a tub stopper. We got vitamins, drove to Publix, bought a bath mat, chocolate, Nerds gummy clusters, went to the hotel.</text:p>
      <text:p text:style-name="P44"><text:s text:c="3"/>They had tub stoppers in the lobby. <text:span text:style-name="T51">Hannah</text:span> took a bath first while I scrolled on Insty, and then <text:span text:style-name="T45">I</text:span> took one. We cuddled a bit and then slept in separate beds.</text:p>
      <text:p text:style-name="P44"/>
      <text:p text:style-name="P44">XI.X</text:p>
      <text:p text:style-name="P44"/>
      <text:p text:style-name="P44">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4"><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4"/>
      <text:p text:style-name="P52">. . .</text:p>
      <text:p text:style-name="P44"/>
      <text:p text:style-name="P53">I laid in bed, logged onto WoW, joined up with Temple, made an attempt at Nef, wiped, ran MC, won the Lava Dredger, made another attempt at Nef, wiped again, had a headache, logged off, went to bed.</text:p>
      <text:p text:style-name="P53"/>
      <text:p text:style-name="P53"/>
      <text:p text:style-name="P53"><text:soft-page-break/></text:p>
      <text:p text:style-name="P53"/>
      <text:p text:style-name="P53">XI.XI</text:p>
      <text:p text:style-name="P53"/>
      <text:p text:style-name="P53">I woke, played Wordle (STOIC in three,) flossed, rinsed, brushed, rinsed my teeth, laid in bed some more, <text:span text:style-name="T52">d</text:span>9:46<text:note text:id="ftn0" text:note-class="footnote"><text:note-citation>2</text:note-citation><text:note-body><text:p text:style-name="P49">Ross is <text:span text:style-name="T50">trying</text:span> a system where, instead of explaining <text:span text:style-name="T19">where</text:span><text:span text:style-name="T46"> he has written in his journal, </text:span><text:span text:style-name="T47">he indicates with </text:span><text:span text:style-name="T46">a letter preceding the time: </text:span><text:span text:style-name="T49">d</text:span><text:span text:style-name="T48"> for the </text:span><text:span text:style-name="T49">desktop</text:span><text:span text:style-name="T48">,</text:span><text:span text:style-name="T46"> p for phone, </text:span><text:span text:style-name="T49">l</text:span><text:span text:style-name="T46"> for </text:span><text:span text:style-name="T49">laptop</text:span><text:span text:style-name="T46">, j for journal, </text:span><text:span text:style-name="T49">p for scrap paper</text:span><text:span text:style-name="T46">.</text:span></text:p></text:note-body></text:note>.</text:p>
      <text:p text:style-name="P53"/>
      <text:p text:style-name="P54">. . .</text:p>
      <text:p text:style-name="P53"/>
      <text:p text:style-name="P55">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55"><text:s text:c="3"/>I complained about how I was starting to suspect Tony of smoking cigarettes in the basement and she got a little frustrated with my lack of being solution oriented. We cuddled while she looked at her phone. Then, she went on a walk w/ Kathryn while I took a short nap. We drove up to The WALK when she got back, sat at a booth. She ordered some salad w/ tots. We both ordered a Coke. She had to go to work and so venmoed me while I finished eating.</text:p>
      <text:p text:style-name="P55"><text:s text:c="3"/>I paid, walked slowly to the dispensary, then Aldi for grapes, bananas, plums. I went to Odd’s, ordered an Americano and sat on the back porch, j3:16. . .I walked to the Brew Pump, bought some hop waters, saw Ruth, put the cans in my bag/hoodie, walked home, put away my groceries, took off my shoes, d3:50. . .<text:span text:style-name="T53">I finished my coffee, took multiple naps, opened a hop water, logged into WoW for a while, joined a group for DM West that never got off the ground, logged off, d8:0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11T20:00:49.699054396</dc:date>
    <meta:editing-duration>P67DT20H13M31S</meta:editing-duration>
    <meta:editing-cycles>710</meta:editing-cycles>
    <meta:generator>LibreOffice/24.2.5.2$MacOSX_X86_64 LibreOffice_project/bffef4ea93e59bebbeaf7f431bb02b1a39ee8a59</meta:generator>
    <meta:print-date>2024-11-11T09:56:58.376764788</meta:print-date>
    <meta:document-statistic meta:table-count="0" meta:image-count="0" meta:object-count="0" meta:page-count="49" meta:paragraph-count="166" meta:word-count="7790" meta:character-count="41182" meta:non-whitespace-character-count="33405"/>
  </office:meta>
</office:document-meta>
</file>